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33cm" fo:margin-left="0.072cm" table:align="left"/>
    </style:style>
    <style:style style:name="Tabla1.A" style:family="table-column">
      <style:table-column-properties style:column-width="16.933cm"/>
    </style:style>
    <style:style style:name="Tabla1.A1" style:family="table-cell">
      <style:table-cell-properties style:vertical-align="middle" fo:padding="0.049cm" fo:border="none"/>
    </style:style>
    <style:style style:name="Tabla3" style:family="table">
      <style:table-properties style:width="16.835cm" table:align="margins"/>
    </style:style>
    <style:style style:name="Tabla3.A" style:family="table-column">
      <style:table-column-properties style:column-width="2.094cm" style:rel-column-width="1188*"/>
    </style:style>
    <style:style style:name="Tabla3.B" style:family="table-column">
      <style:table-column-properties style:column-width="1.642cm" style:rel-column-width="932*"/>
    </style:style>
    <style:style style:name="Tabla3.C" style:family="table-column">
      <style:table-column-properties style:column-width="1.87cm" style:rel-column-width="1061*"/>
    </style:style>
    <style:style style:name="Tabla3.D" style:family="table-column">
      <style:table-column-properties style:column-width="1.868cm" style:rel-column-width="1060*"/>
    </style:style>
    <style:style style:name="Tabla3.I" style:family="table-column">
      <style:table-column-properties style:column-width="1.88cm" style:rel-column-width="1067*"/>
    </style:style>
    <style:style style:name="Tabla3.A1" style:family="table-cell">
      <style:table-cell-properties style:writing-mode="page"/>
    </style:style>
    <style:style style:name="Tabla2" style:family="table">
      <style:table-properties style:width="16.835cm" table:align="left"/>
    </style:style>
    <style:style style:name="Tabla2.A" style:family="table-column">
      <style:table-column-properties style:column-width="4.369cm"/>
    </style:style>
    <style:style style:name="Tabla2.B" style:family="table-column">
      <style:table-column-properties style:column-width="3.18cm"/>
    </style:style>
    <style:style style:name="Tabla2.C" style:family="table-column">
      <style:table-column-properties style:column-width="3.29cm"/>
    </style:style>
    <style:style style:name="Tabla2.D" style:family="table-column">
      <style:table-column-properties style:column-width="3.025cm"/>
    </style:style>
    <style:style style:name="Tabla2.E" style:family="table-column">
      <style:table-column-properties style:column-width="2.97cm"/>
    </style:style>
    <style:style style:name="Tabla2.A1" style:family="table-cell">
      <style:table-cell-properties style:vertical-align="middle" fo:padding="0.049cm" fo:border="none"/>
    </style:style>
    <style:style style:name="Tabla2" style:family="table">
      <style:table-properties style:width="16.835cm" table:align="left"/>
    </style:style>
    <style:style style:name="Tabla2.A" style:family="table-column">
      <style:table-column-properties style:column-width="4.369cm"/>
    </style:style>
    <style:style style:name="Tabla2.B" style:family="table-column">
      <style:table-column-properties style:column-width="3.18cm"/>
    </style:style>
    <style:style style:name="Tabla2.C" style:family="table-column">
      <style:table-column-properties style:column-width="3.29cm"/>
    </style:style>
    <style:style style:name="Tabla2.D" style:family="table-column">
      <style:table-column-properties style:column-width="3.025cm"/>
    </style:style>
    <style:style style:name="Tabla2.E" style:family="table-column">
      <style:table-column-properties style:column-width="2.9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835cm" table:align="margins"/>
    </style:style>
    <style:style style:name="Tabla3.A" style:family="table-column">
      <style:table-column-properties style:column-width="2.094cm" style:rel-column-width="1188*"/>
    </style:style>
    <style:style style:name="Tabla3.B" style:family="table-column">
      <style:table-column-properties style:column-width="1.642cm" style:rel-column-width="932*"/>
    </style:style>
    <style:style style:name="Tabla3.C" style:family="table-column">
      <style:table-column-properties style:column-width="1.87cm" style:rel-column-width="1061*"/>
    </style:style>
    <style:style style:name="Tabla3.D" style:family="table-column">
      <style:table-column-properties style:column-width="1.868cm" style:rel-column-width="1060*"/>
    </style:style>
    <style:style style:name="Tabla3.I" style:family="table-column">
      <style:table-column-properties style:column-width="1.88cm" style:rel-column-width="1067*"/>
    </style:style>
    <style:style style:name="Tabla3.A1" style:family="table-cell">
      <style:table-cell-properties style:writing-mode="page"/>
    </style:style>
    <style:style style:name="P1" style:family="paragraph" style:parent-style-name="Table_20_Contents">
      <style:text-properties fo:color="#c9211e" loext:opacity="100%" officeooo:rsid="0004c1b1" officeooo:paragraph-rsid="0004c1b1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1">
      <style:text-properties officeooo:paragraph-rsid="000348d1"/>
    </style:style>
    <style:style style:name="P4" style:family="paragraph" style:parent-style-name="Table_20_Contents" style:list-style-name="L1">
      <style:text-properties fo:color="#c9211e" loext:opacity="100%" officeooo:rsid="000348d1" officeooo:paragraph-rsid="000348d1"/>
    </style:style>
    <style:style style:name="P5" style:family="paragraph" style:parent-style-name="Table_20_Contents" style:list-style-name="L1">
      <style:text-properties fo:color="#c9211e" loext:opacity="100%" officeooo:rsid="0004c1b1" officeooo:paragraph-rsid="000648db"/>
    </style:style>
    <style:style style:name="P6" style:family="paragraph" style:parent-style-name="Table_20_Contents" style:list-style-name="L2"/>
    <style:style style:name="P7" style:family="paragraph" style:parent-style-name="Table_20_Contents" style:list-style-name="L3"/>
    <style:style style:name="P8" style:family="paragraph" style:parent-style-name="Table_20_Contents" style:list-style-name="L2">
      <style:text-properties officeooo:rsid="00091a5b" officeooo:paragraph-rsid="00091a5b"/>
    </style:style>
    <style:style style:name="P9" style:family="paragraph" style:parent-style-name="Table_20_Contents" style:list-style-name="L2">
      <style:text-properties fo:color="#00a933" loext:opacity="100%" officeooo:rsid="000ca9ec" officeooo:paragraph-rsid="000ca9ec"/>
    </style:style>
    <style:style style:name="P10" style:family="paragraph" style:parent-style-name="Table_20_Contents" style:list-style-name="L2">
      <style:text-properties fo:color="#00a933" loext:opacity="100%" officeooo:rsid="000d23f9" officeooo:paragraph-rsid="000d23f9"/>
    </style:style>
    <style:style style:name="P11" style:family="paragraph" style:parent-style-name="Table_20_Contents">
      <style:text-properties fo:color="#00a933" loext:opacity="100%" officeooo:rsid="000f7608" officeooo:paragraph-rsid="000f7608"/>
    </style:style>
    <style:style style:name="P12" style:family="paragraph" style:parent-style-name="Table_20_Contents">
      <style:text-properties fo:color="#00a933" loext:opacity="100%" fo:font-size="8pt" officeooo:rsid="000f7608" officeooo:paragraph-rsid="000f7608" style:font-size-asian="8pt" style:font-size-complex="8pt"/>
    </style:style>
    <style:style style:name="P13" style:family="paragraph" style:parent-style-name="Table_20_Contents">
      <style:text-properties fo:color="#00a933" loext:opacity="100%" fo:font-size="8pt" officeooo:rsid="000f7608" officeooo:paragraph-rsid="00108797" style:font-size-asian="8pt" style:font-size-complex="8pt"/>
    </style:style>
    <style:style style:name="P14" style:family="paragraph" style:parent-style-name="Table_20_Contents">
      <style:text-properties fo:color="#00a933" loext:opacity="100%" fo:font-size="8pt" officeooo:rsid="000f7608" officeooo:paragraph-rsid="0011cb8f" style:font-size-asian="8pt" style:font-size-complex="8pt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fo:color="#00a933" loext:opacity="100%" officeooo:rsid="0012d2b2" officeooo:paragraph-rsid="0012d2b2"/>
    </style:style>
    <style:style style:name="P16" style:family="paragraph" style:parent-style-name="Table_20_Contents">
      <style:text-properties fo:color="#00a933" loext:opacity="100%" officeooo:rsid="0013cfbe" officeooo:paragraph-rsid="0013cfbe"/>
    </style:style>
    <style:style style:name="P17" style:family="paragraph" style:parent-style-name="Table_20_Contents">
      <style:text-properties fo:color="#00a933" loext:opacity="100%" officeooo:rsid="0013cfbe" officeooo:paragraph-rsid="0013f1b5"/>
    </style:style>
    <style:style style:name="P18" style:family="paragraph" style:parent-style-name="Table_20_Contents" style:list-style-name="L1">
      <style:text-properties fo:color="#00a933" loext:opacity="100%" officeooo:rsid="000348d1" officeooo:paragraph-rsid="000348d1"/>
    </style:style>
    <style:style style:name="P19" style:family="paragraph" style:parent-style-name="Table_20_Contents" style:list-style-name="L1">
      <style:text-properties fo:color="#00a933" loext:opacity="100%"/>
    </style:style>
    <style:style style:name="P20" style:family="paragraph" style:parent-style-name="Table_20_Contents">
      <style:text-properties officeooo:paragraph-rsid="00171bc2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348d1"/>
    </style:style>
    <style:style style:name="T3" style:family="text">
      <style:text-properties officeooo:rsid="00060d3e"/>
    </style:style>
    <style:style style:name="T4" style:family="text">
      <style:text-properties officeooo:rsid="00062527"/>
    </style:style>
    <style:style style:name="T5" style:family="text">
      <style:text-properties officeooo:rsid="000648db"/>
    </style:style>
    <style:style style:name="T6" style:family="text">
      <style:text-properties style:use-window-font-color="true" loext:opacity="0%" fo:font-weight="bold" officeooo:rsid="00062527" style:font-weight-asian="bold" style:font-weight-complex="bold"/>
    </style:style>
    <style:style style:name="T7" style:family="text">
      <style:text-properties style:use-window-font-color="true" loext:opacity="0%" officeooo:rsid="00062527"/>
    </style:style>
    <style:style style:name="T8" style:family="text">
      <style:text-properties style:use-window-font-color="true" loext:opacity="0%" officeooo:rsid="000648db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062527"/>
    </style:style>
    <style:style style:name="T11" style:family="text">
      <style:text-properties fo:color="#00a933" loext:opacity="100%" officeooo:rsid="000648db"/>
    </style:style>
    <style:style style:name="T12" style:family="text">
      <style:text-properties fo:color="#00a933" loext:opacity="100%" officeooo:rsid="0015ce1d"/>
    </style:style>
    <style:style style:name="T13" style:family="text">
      <style:text-properties fo:color="#00a933" loext:opacity="100%" officeooo:rsid="00171bc2"/>
    </style:style>
    <style:style style:name="T14" style:family="text">
      <style:text-properties fo:color="#00a933" loext:opacity="100%" officeooo:rsid="0017d26d"/>
    </style:style>
    <style:style style:name="T15" style:family="text">
      <style:text-properties fo:color="#00a933" loext:opacity="100%" officeooo:rsid="000348d1"/>
    </style:style>
    <style:style style:name="T16" style:family="text">
      <style:text-properties fo:color="#00a933" loext:opacity="100%" officeooo:rsid="00060d3e"/>
    </style:style>
    <style:style style:name="T17" style:family="text">
      <style:text-properties fo:color="#b85c00" loext:opacity="100%" officeooo:rsid="00062527"/>
    </style:style>
    <style:style style:name="T18" style:family="text">
      <style:text-properties fo:color="#b85c00" loext:opacity="100%" officeooo:rsid="000648db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0dac08"/>
    </style:style>
    <style:style style:name="T22" style:family="text">
      <style:text-properties officeooo:rsid="00108797"/>
    </style:style>
    <style:style style:name="T23" style:family="text">
      <style:text-properties officeooo:rsid="0011cb8f"/>
    </style:style>
    <style:style style:name="T24" style:family="text">
      <style:text-properties officeooo:rsid="0013f1b5"/>
    </style:style>
    <style:style style:name="T25" style:family="text">
      <style:text-properties fo:font-variant="normal" fo:text-transform="none" fo:color="#00a933" loext:opacity="100%" style:font-name="Google Sans" fo:font-size="12pt" fo:letter-spacing="normal" fo:font-style="normal" fo:font-weight="normal" fo:background-color="#4285f4" loext:char-shading-value="0" style:font-size-asian="12pt" style:font-size-complex="12pt"/>
    </style:style>
    <style:style style:name="T26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talles de la tarea de esta unidad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Heading"><text:bookmark text:name="enunciado"/>Enunciado.<text:bookmark text:name="enunciado Copia 1"/><text:bookmark text:name="enunciado Copia 2"/></text:p>
          </table:table-cell>
        </table:table-row>
        <table:table-row>
          <table:table-cell table:style-name="Tabla1.A1" office:value-type="string">
            <text:p text:style-name="Table_20_Contents">La tarea de la unidad esta dividida en 3 actividades.</text:p>
            <text:p text:style-name="Table_20_Contents"><text:span text:style-name="Strong_20_Emphasis">Actividad 4.1.</text:span> (2 puntos) Contesta a las siguientes preguntas:</text:p>
            <text:list text:style-name="L1">
              <text:list-item>
                <text:p text:style-name="P2">Explica qué es la dirección IP de un equipo informático.<text:line-break/><text:span text:style-name="T15">Es lo que identifica a un host o equipo dentro de una red informática</text:span></text:p>
              </text:list-item>
              <text:list-item>
                <text:p text:style-name="P3">¿Puede haber en una misma red dos equipos distintos con la misma dirección IP? ¿Por qué?</text:p>
                <text:p text:style-name="P18">No, si hubieran dos o más equipos con la misma dirección IP, se crearía un conflicto de IP’s. </text:p>
                <text:p text:style-name="P19"/>
              </text:list-item>
              <text:list-item>
                <text:p text:style-name="P2">En una oficina tenemos cinco equipos que pertenecen a una misma red informática. Escribe cinco posibles direcciones IP para esos equipos.</text:p>
                <text:p text:style-name="P18">192.168.1.2, 192.168.1.3, 192.168.1.4, 192.168.1.5, 192.168.1.6 </text:p>
                <text:p text:style-name="P4"/>
              </text:list-item>
              <text:list-item>
                <text:p text:style-name="P2">Las direcciones IP 192.168.1.5 y 192.168.1.6, ¿pertenecen necesariamente a la misma red informática? Explica tu respuesta.</text:p>
                <text:p text:style-name="P5"><text:span text:style-name="T10">Si, incluso </text:span><text:span text:style-name="T9">con la máscara 255.255.255.</text:span><text:span text:style-name="T16">252 sólo </text:span><text:span text:style-name="T10">en la que solo </text:span><text:span text:style-name="T16">habrían 2 direcciones IP disponibles para host(por subred) </text:span><text:span text:style-name="T11">estarían necesariamente dentro de la misma subred ej</text:span><text:span text:style-name="T16">:</text:span><text:span text:style-name="T3"> <text:line-break/></text:span><text:span text:style-name="T10">identificador</text:span><text:span text:style-name="T11">es de</text:span><text:span text:style-name="T10"> red:</text:span><text:span text:style-name="T6">1→</text:span><text:span text:style-name="T4">192.168.1.0</text:span><text:span text:style-name="T7"> </text:span><text:span text:style-name="T8">2→</text:span><text:span text:style-name="T11">192.168.1.4 </text:span><text:span text:style-name="T8">3→</text:span><text:span text:style-name="T5">192.168.1.8 ...</text:span><text:span text:style-name="T4"><text:line-break/></text:span><text:span text:style-name="T10">ip para hosts :</text:span><text:span text:style-name="T4">(192.168.1.1-192.168.1.2)-</text:span><text:span text:style-name="T5">(</text:span><text:span text:style-name="T10">192.168.1.</text:span><text:span text:style-name="T11">5-</text:span><text:span text:style-name="T10">192.168.1.</text:span><text:span text:style-name="T11">6</text:span><text:span text:style-name="T5">)-(</text:span><text:span text:style-name="T4">192.168.1.</text:span><text:span text:style-name="T5">9-</text:span><text:span text:style-name="T4">192.168.1.</text:span><text:span text:style-name="T5">10)...</text:span></text:p>
              </text:list-item>
            </text:list>
            <text:p text:style-name="P1"/>
            <text:p text:style-name="P1"/>
            <text:p text:style-name="Table_20_Contents">Actividad 4.2 FLSM</text:p>
            <text:p text:style-name="Table_20_Contents">En un centro educativo se necesita realizar la división de la dirección de red 192.168.10.0/24 de manera que cada aula esté en una subred distinta. Hay un total de 8 aulas con 25 ordenadores cada una. Contesta a las siguientes preguntas:</text:p>
            <text:list text:style-name="L2">
              <text:list-item>
                <text:p text:style-name="P6">Calcula la dirección de red</text:p>
                <text:p text:style-name="P9">Direcciones identificador de red: 192.168.10.0, 192.168.10.32, 192.168.10.64, 192.168.10.96, 192.168.10.128, 192.168.10.160, 192.168.10.192, 192.168.10.224</text:p>
              </text:list-item>
              <text:list-item>
                <text:p text:style-name="P6">Indica la parte host de la red en binario</text:p>
                <text:p text:style-name="P8"><text:span text:style-name="T9">últimos 5 bits: rrrrrrrr.rrrrrrrr.rrrrrrrr.rrr</text:span><text:span text:style-name="T1">hhhhh</text:span></text:p>
              </text:list-item>
              <text:list-item>
                <text:p text:style-name="P6">Calcula el número de bits que necesito para dividir las 8 subredes</text:p>
                <text:p text:style-name="P10">hay que “robar” 3 bits del último byte </text:p>
              </text:list-item>
              <text:list-item>
                <text:p text:style-name="P6">¿Cuántos ordenadores podrían estar en cada subred?</text:p>
                <text:p text:style-name="P10">2<text:span text:style-name="T19">5</text:span><text:span text:style-name="T20"> </text:span><text:span text:style-name="T21">= 32IP</text:span><text:span text:style-name="T20"> - </text:span><text:span text:style-name="T21">2(red &amp; broadcast)</text:span><text:span text:style-name="T20">= 30 ordenadores por subred</text:span></text:p>
              </text:list-item>
              <text:list-item>
                <text:p text:style-name="P6">Para cada de las 8 aulas indica:</text:p>
                <text:list>
                  <text:list-item>
                    <text:p text:style-name="P6">Dirección de subred</text:p>
                  </text:list-item>
                  <text:list-item>
                    <text:p text:style-name="P6">Dirección de broadcast</text:p>
                  </text:list-item>
                  <text:list-item>
                    <text:p text:style-name="P6">Rango de IPs (Primera IP - Última IP) que pueden tener los equipos</text:p>
                  </text:list-item>
                </text:list>
              </text:list-item>
            </text:list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C"/>
              <table:table-column table:style-name="Tabla3.D"/>
              <table:table-column table:style-name="Tabla3.C"/>
              <table:table-column table:style-name="Tabla3.D"/>
              <table:table-column table:style-name="Tabla3.I"/>
              <table:table-row>
                <table:table-cell table:style-name="Tabla3.A1" office:value-type="string">
                  <text:p text:style-name="P11">dato/aula</text:p>
                </table:table-cell>
                <table:table-cell table:style-name="Tabla3.A1" office:value-type="string">
                  <text:p text:style-name="P11"><text:s/>1</text:p>
                </table:table-cell>
                <table:table-cell table:style-name="Tabla3.A1" office:value-type="string">
                  <text:p text:style-name="P11">2</text:p>
                </table:table-cell>
                <table:table-cell table:style-name="Tabla3.A1" office:value-type="string">
                  <text:p text:style-name="P11">3</text:p>
                </table:table-cell>
                <table:table-cell table:style-name="Tabla3.A1" office:value-type="string">
                  <text:p text:style-name="P11">4</text:p>
                </table:table-cell>
                <table:table-cell table:style-name="Tabla3.A1" office:value-type="string">
                  <text:p text:style-name="P11">5</text:p>
                </table:table-cell>
                <table:table-cell table:style-name="Tabla3.A1" office:value-type="string">
                  <text:p text:style-name="P11">6</text:p>
                </table:table-cell>
                <table:table-cell table:style-name="Tabla3.A1" office:value-type="string">
                  <text:p text:style-name="P11">7</text:p>
                </table:table-cell>
                <table:table-cell table:style-name="Tabla3.A1" office:value-type="string">
                  <text:p text:style-name="P11">8</text:p>
                </table:table-cell>
              </table:table-row>
              <table:table-row>
                <table:table-cell table:style-name="Tabla3.A1" office:value-type="string">
                  <text:p text:style-name="P11">Dir. subred</text:p>
                </table:table-cell>
                <table:table-cell table:style-name="Tabla3.A1" office:value-type="string">
                  <text:p text:style-name="P12">192.168.10.0</text:p>
                </table:table-cell>
                <table:table-cell table:style-name="Tabla3.A1" office:value-type="string">
                  <text:p text:style-name="P13">192.168.10.<text:span text:style-name="T22">32</text:span></text:p>
                </table:table-cell>
                <table:table-cell table:style-name="Tabla3.A1" office:value-type="string">
                  <text:p text:style-name="P13">192.168.10.<text:span text:style-name="T22">64</text:span></text:p>
                </table:table-cell>
                <table:table-cell table:style-name="Tabla3.A1" office:value-type="string">
                  <text:p text:style-name="P13">192.168.10.<text:span text:style-name="T22">96</text:span></text:p>
                </table:table-cell>
                <table:table-cell table:style-name="Tabla3.A1" office:value-type="string">
                  <text:p text:style-name="P13">192.168.10.<text:span text:style-name="T22">128</text:span></text:p>
                </table:table-cell>
                <table:table-cell table:style-name="Tabla3.A1" office:value-type="string">
                  <text:p text:style-name="P13">192.168.10.<text:span text:style-name="T22">160</text:span></text:p>
                </table:table-cell>
                <table:table-cell table:style-name="Tabla3.A1" office:value-type="string">
                  <text:p text:style-name="P13">192.168.10.<text:span text:style-name="T22">192</text:span></text:p>
                </table:table-cell>
                <table:table-cell table:style-name="Tabla3.A1" office:value-type="string">
                  <text:p text:style-name="P13">192.168.10.<text:span text:style-name="T22">224</text:span></text:p>
                </table:table-cell>
              </table:table-row>
              <table:table-row>
                <table:table-cell table:style-name="Tabla3.A1" office:value-type="string">
                  <text:p text:style-name="P11">Broadcast</text:p>
                </table:table-cell>
                <table:table-cell table:style-name="Tabla3.A1" office:value-type="string">
                  <text:p text:style-name="P13">192.168.10.<text:span text:style-name="T22">31</text:span></text:p>
                </table:table-cell>
                <table:table-cell table:style-name="Tabla3.A1" office:value-type="string">
                  <text:p text:style-name="P13">192.168.10.<text:span text:style-name="T22">63</text:span></text:p>
                </table:table-cell>
                <table:table-cell table:style-name="Tabla3.A1" office:value-type="string">
                  <text:p text:style-name="P13">192.168.10.<text:span text:style-name="T22">95</text:span></text:p>
                </table:table-cell>
                <table:table-cell table:style-name="Tabla3.A1" office:value-type="string">
                  <text:p text:style-name="P13">192.168.10.<text:span text:style-name="T22">127</text:span></text:p>
                </table:table-cell>
                <table:table-cell table:style-name="Tabla3.A1" office:value-type="string">
                  <text:p text:style-name="P13">192.168.10.<text:span text:style-name="T22">159</text:span></text:p>
                </table:table-cell>
                <table:table-cell table:style-name="Tabla3.A1" office:value-type="string">
                  <text:p text:style-name="P13">192.168.10.<text:span text:style-name="T22">191</text:span></text:p>
                </table:table-cell>
                <table:table-cell table:style-name="Tabla3.A1" office:value-type="string">
                  <text:p text:style-name="P13">192.168.10.<text:span text:style-name="T22">223</text:span></text:p>
                </table:table-cell>
                <table:table-cell table:style-name="Tabla3.A1" office:value-type="string">
                  <text:p text:style-name="P13">192.168.10.<text:span text:style-name="T22">255</text:span></text:p>
                </table:table-cell>
              </table:table-row>
              <table:table-row>
                <table:table-cell table:style-name="Tabla3.A1" office:value-type="string">
                  <text:p text:style-name="P11">1ª IP</text:p>
                </table:table-cell>
                <table:table-cell table:style-name="Tabla3.A1" office:value-type="string">
                  <text:p text:style-name="P13">192.168.10.<text:span text:style-name="T22">1</text:span></text:p>
                </table:table-cell>
                <table:table-cell table:style-name="Tabla3.A1" office:value-type="string">
                  <text:p text:style-name="P13">192.168.10.<text:span text:style-name="T22">33</text:span></text:p>
                </table:table-cell>
                <table:table-cell table:style-name="Tabla3.A1" office:value-type="string">
                  <text:p text:style-name="P14">192.168.10.<text:span text:style-name="T23">65</text:span></text:p>
                </table:table-cell>
                <table:table-cell table:style-name="Tabla3.A1" office:value-type="string">
                  <text:p text:style-name="P14">192.168.10.<text:span text:style-name="T23">97</text:span></text:p>
                </table:table-cell>
                <table:table-cell table:style-name="Tabla3.A1" office:value-type="string">
                  <text:p text:style-name="P14">192.168.10.<text:span text:style-name="T23">129</text:span></text:p>
                </table:table-cell>
                <table:table-cell table:style-name="Tabla3.A1" office:value-type="string">
                  <text:p text:style-name="P14">192.168.10.<text:span text:style-name="T23">161</text:span></text:p>
                </table:table-cell>
                <table:table-cell table:style-name="Tabla3.A1" office:value-type="string">
                  <text:p text:style-name="P14">192.168.10.<text:span text:style-name="T23">193</text:span></text:p>
                </table:table-cell>
                <table:table-cell table:style-name="Tabla3.A1" office:value-type="string">
                  <text:p text:style-name="P14">192.168.10.<text:span text:style-name="T23">225</text:span></text:p>
                </table:table-cell>
              </table:table-row>
              <table:table-row>
                <table:table-cell table:style-name="Tabla3.A1" office:value-type="string">
                  <text:p text:style-name="P11">Última IP</text:p>
                </table:table-cell>
                <table:table-cell table:style-name="Tabla3.A1" office:value-type="string">
                  <text:p text:style-name="P13">192.168.10.<text:span text:style-name="T22">30</text:span></text:p>
                </table:table-cell>
                <table:table-cell table:style-name="Tabla3.A1" office:value-type="string">
                  <text:p text:style-name="P13">192.168.10.<text:span text:style-name="T22">62</text:span></text:p>
                </table:table-cell>
                <table:table-cell table:style-name="Tabla3.A1" office:value-type="string">
                  <text:p text:style-name="P14">192.168.10.<text:span text:style-name="T23">94</text:span></text:p>
                </table:table-cell>
                <table:table-cell table:style-name="Tabla3.A1" office:value-type="string">
                  <text:p text:style-name="P14">192.168.10.<text:span text:style-name="T23">126</text:span></text:p>
                </table:table-cell>
                <table:table-cell table:style-name="Tabla3.A1" office:value-type="string">
                  <text:p text:style-name="P14">192.168.10.<text:span text:style-name="T23">158</text:span></text:p>
                </table:table-cell>
                <table:table-cell table:style-name="Tabla3.A1" office:value-type="string">
                  <text:p text:style-name="P14">192.168.10.<text:span text:style-name="T23">190</text:span></text:p>
                </table:table-cell>
                <table:table-cell table:style-name="Tabla3.A1" office:value-type="string">
                  <text:p text:style-name="P14">192.168.10.<text:span text:style-name="T23">222</text:span></text:p>
                </table:table-cell>
                <table:table-cell table:style-name="Tabla3.A1" office:value-type="string">
                  <text:p text:style-name="P14">192.168.10.<text:span text:style-name="T23">254</text:span></text:p>
                </table:table-cell>
              </table:table-row>
            </table:table>
            <text:p text:style-name="Table_20_Contents"/>
            <text:list text:continue-numbering="true" text:style-name="L2">
              <text:list-item>
                <text:p text:style-name="P6">¿Cuántas direcciones IP se pierden en total?</text:p>
              </text:list-item>
            </text:list>
            <text:p text:style-name="P15">Quedan libres 5 ip por subred = 40ip quedan sin usar</text:p>
            <text:p text:style-name="P15"/>
            <text:p text:style-name="P15"/>
            <text:p text:style-name="Table_20_Contents"/>
            <text:p text:style-name="Table_20_Contents"><text:soft-page-break/>Actividad 3 VLSM</text:p>
            <text:p text:style-name="Table_20_Contents">Dada la siguiente dirección IP: 192.168.1.0/24, se quieren obtener 3 subredes, donde:</text:p>
            <text:list text:style-name="L3">
              <text:list-item>
                <text:p text:style-name="P7">Departamento de sistemas va a tener 20 host.</text:p>
              </text:list-item>
              <text:list-item>
                <text:p text:style-name="P7">Departamento de administración va a tener 10 host.</text:p>
              </text:list-item>
              <text:list-item>
                <text:p text:style-name="P7">Departamento de desarrollo que va a tener 26 host.</text:p>
              </text:list-item>
            </text:list>
            <text:p text:style-name="Table_20_Contents">Se parte siempre del número mayor (26 hosts, después 20 hosts y por último 10 hosts) a menor de forma decreciente.</text:p>
            <text:p text:style-name="Table_20_Contents">Completar la siguiente tabla: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Table_20_Heading"/>
                </table:table-cell>
                <table:table-cell table:style-name="Tabla2.A1" office:value-type="string">
                  <text:p text:style-name="Table_20_Heading">Máscara</text:p>
                </table:table-cell>
                <table:table-cell table:style-name="Tabla2.A1" office:value-type="string">
                  <text:p text:style-name="Table_20_Heading">Dirección de red</text:p>
                </table:table-cell>
                <table:table-cell table:style-name="Tabla2.A1" office:value-type="string">
                  <text:p text:style-name="Table_20_Heading">Broadcast</text:p>
                </table:table-cell>
                <table:table-cell table:style-name="Tabla2.A1" office:value-type="string">
                  <text:p text:style-name="Table_20_Heading">Rango de IPs válidas</text:p>
                </table:table-cell>
              </table:table-row>
              <table:table-row>
                <table:table-cell table:style-name="Tabla2.A1" office:value-type="string">
                  <text:p text:style-name="Table_20_Contents">Dpto. Sistemas 20 hosts</text:p>
                </table:table-cell>
                <table:table-cell table:style-name="Tabla2.A1" office:value-type="string">
                  <text:p text:style-name="P16">255.255.255.224</text:p>
                </table:table-cell>
                <table:table-cell table:style-name="Tabla2.A1" office:value-type="string">
                  <text:p text:style-name="P16">192.168.1.32</text:p>
                </table:table-cell>
                <table:table-cell table:style-name="Tabla2.A1" office:value-type="string">
                  <text:p text:style-name="P16">192.168.1.63</text:p>
                </table:table-cell>
                <table:table-cell table:style-name="Tabla2.A1" office:value-type="string">
                  <text:p text:style-name="P17">192.168.1.<text:span text:style-name="T24">33-</text:span>192.168.1.<text:span text:style-name="T24">62</text:span></text:p>
                </table:table-cell>
              </table:table-row>
              <table:table-row>
                <table:table-cell table:style-name="Tabla2.A1" office:value-type="string">
                  <text:p text:style-name="Table_20_Contents">Dpto. Administración 10 hosts</text:p>
                </table:table-cell>
                <table:table-cell table:style-name="Tabla2.A1" office:value-type="string">
                  <text:p text:style-name="P16">255.255.255.224</text:p>
                </table:table-cell>
                <table:table-cell table:style-name="Tabla2.A1" office:value-type="string">
                  <text:p text:style-name="P16">192.168.1.64</text:p>
                </table:table-cell>
                <table:table-cell table:style-name="Tabla2.A1" office:value-type="string">
                  <text:p text:style-name="P16">192.168.1.<text:span text:style-name="T24">95</text:span></text:p>
                </table:table-cell>
                <table:table-cell table:style-name="Tabla2.A1" office:value-type="string">
                  <text:p text:style-name="P17">192.168.1.<text:span text:style-name="T24">65-</text:span>192.168.1.<text:span text:style-name="T24">94</text:span></text:p>
                </table:table-cell>
              </table:table-row>
              <table:table-row>
                <table:table-cell table:style-name="Tabla2.A1" office:value-type="string">
                  <text:p text:style-name="Table_20_Contents">Dpto. Desarrollo 26 hosts</text:p>
                </table:table-cell>
                <table:table-cell table:style-name="Tabla2.A1" office:value-type="string">
                  <text:p text:style-name="P16">255.255.255.224</text:p>
                </table:table-cell>
                <table:table-cell table:style-name="Tabla2.A1" office:value-type="string">
                  <text:p text:style-name="P16">192.168.1.0</text:p>
                </table:table-cell>
                <table:table-cell table:style-name="Tabla2.A1" office:value-type="string">
                  <text:p text:style-name="P17">192.168.1.<text:span text:style-name="T24">31</text:span></text:p>
                </table:table-cell>
                <table:table-cell table:style-name="Tabla2.A1" office:value-type="string">
                  <text:p text:style-name="P17">192.168.1.<text:span text:style-name="T24">1-</text:span>192.168.1.<text:span text:style-name="T24">30</text:span></text:p>
                </table:table-cell>
              </table:table-row>
            </table:table>
            <text:p text:style-name="Table_20_Contents">Actividad 4:Enumera los servicios de red vistos en la unidad:</text:p>
            <text:p text:style-name="Table_20_Contents"/>
            <text:p text:style-name="P20"><text:span text:style-name="T12">-DHCP(</text:span><text:span text:style-name="T25">Dynamic Host Configuration Protocol)→Asigna</text:span><text:span text:style-name="T14"> direcciones ip dinámicamente</text:span></text:p>
            <text:p text:style-name="P20"><text:span text:style-name="T12">-DNS(Domain Name System)→ </text:span><text:span text:style-name="T14">Indica a que host(ip) pertenece una dirección (URL)</text:span></text:p>
            <text:p text:style-name="P20"><text:span text:style-name="T12">-</text:span><text:span text:style-name="T13">FTP(File Transfer Protocol)-→Permite</text:span><text:span text:style-name="T14"> enviar/recibir ficheros entre equipos.</text:span></text:p>
            <text:p text:style-name="P20"><text:span text:style-name="T13">-Web </text:span><text:span text:style-name="T14">(World Wide Web)-→ Internet en general</text:span></text:p>
            <text:p text:style-name="P20"><text:span text:style-name="T14">-Correo electrónico (e-Mail)-→ Permite el envío y recepción de correo</text:span></text:p>
            <text:p text:style-name="P20"><text:span text:style-name="T14">-Acceso remoto-→ Permite controlar un equipo desde otro.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9:25:30.428000000</meta:creation-date>
    <meta:generator>LibreOffice/7.5.7.1$Windows_X86_64 LibreOffice_project/47eb0cf7efbacdee9b19ae25d6752381ede23126</meta:generator>
    <dc:date>2023-11-03T18:16:47.833000000</dc:date>
    <meta:editing-duration>PT16M22S</meta:editing-duration>
    <meta:editing-cycles>7</meta:editing-cycles>
    <meta:document-statistic meta:table-count="3" meta:image-count="0" meta:object-count="0" meta:page-count="2" meta:paragraph-count="105" meta:word-count="542" meta:character-count="3787" meta:non-whitespace-character-count="3361"/>
  </office:meta>
</office:document-meta>
</file>